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Or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Entete" style:family="table">
      <style:table-properties style:width="16.997cm" table:align="left"/>
    </style:style>
    <style:style style:name="Entete.A" style:family="table-column">
      <style:table-column-properties style:column-width="4.247cm"/>
    </style:style>
    <style:style style:name="Entete.B" style:family="table-column">
      <style:table-column-properties style:column-width="4.253cm"/>
    </style:style>
    <style:style style:name="Entete.C" style:family="table-column">
      <style:table-column-properties style:column-width="4.249cm"/>
    </style:style>
    <style:style style:name="Entete.A1" style:family="table-cell">
      <style:table-cell-properties fo:padding="0.097cm" fo:border-left="0.05pt solid #000000" fo:border-right="none" fo:border-top="0.05pt solid #000000" fo:border-bottom="0.05pt solid #000000"/>
    </style:style>
    <style:style style:name="Entete.D1" style:family="table-cell">
      <style:table-cell-properties fo:padding="0.097cm" fo:border="0.05pt solid #000000"/>
    </style:style>
    <style:style style:name="Catalog" style:family="table">
      <style:table-properties style:width="16.997cm" table:align="left"/>
    </style:style>
    <style:style style:name="Catalog.A" style:family="table-column">
      <style:table-column-properties style:column-width="4.247cm"/>
    </style:style>
    <style:style style:name="Catalog.B" style:family="table-column">
      <style:table-column-properties style:column-width="4.253cm"/>
    </style:style>
    <style:style style:name="Catalog.C" style:family="table-column">
      <style:table-column-properties style:column-width="4.249cm"/>
    </style:style>
    <style:style style:name="Cata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atalog.D1" style:family="table-cell">
      <style:table-cell-properties fo:padding="0.097cm" fo:border="0.05pt solid #000000"/>
    </style:style>
    <style:style style:name="P1" style:family="paragraph" style:parent-style-name="Préfecture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éfecture">
      <style:paragraph-properties fo:text-align="start" style:justify-single-word="false"/>
    </style:style>
    <style:style style:name="P3" style:family="paragraph" style:parent-style-name="Courant">
      <style:text-properties fo:color="#ff0000" text:display="none"/>
    </style:style>
    <style:style style:name="P4" style:family="paragraph" style:parent-style-name="Table_20_Heading">
      <style:text-properties officeooo:rsid="00015ea6" officeooo:paragraph-rsid="00015ea6"/>
    </style:style>
    <style:style style:name="T1" style:family="text">
      <style:text-properties officeooo:rsid="0000c0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éfecture"/>
      <text:p text:style-name="Préfecture"/>
      <text:p text:style-name="P1">Catalogue des <text:span text:style-name="T1">agriculteurs</text:span></text:p>
      <text:p text:style-name="P1"/>
      <text:p text:style-name="P2"/>
      <text:p text:style-name="Standard"/>
      <table:table table:name="Entete" table:style-name="Entete">
        <table:table-column table:style-name="Entete.A"/>
        <table:table-column table:style-name="Entete.B"/>
        <table:table-column table:style-name="Entete.C"/>
        <table:table-column table:style-name="Entete.A"/>
        <table:table-header-rows>
          <table:table-row>
            <table:table-cell table:style-name="Entete.A1" office:value-type="string">
              <text:p text:style-name="Table_20_Heading">NOM </text:p>
            </table:table-cell>
            <table:table-cell table:style-name="Entete.A1" office:value-type="string">
              <text:p text:style-name="P4">PRENOM</text:p>
            </table:table-cell>
            <table:table-cell table:style-name="Entete.A1" office:value-type="string">
              <text:p text:style-name="P4">ADRESSE</text:p>
            </table:table-cell>
            <table:table-cell table:style-name="Entete.D1" office:value-type="string">
              <text:p text:style-name="P4">CODE POSTAL</text:p>
            </table:table-cell>
          </table:table-row>
        </table:table-header-rows>
      </table:table>
      <text:p text:style-name="P3">Caractère masqué</text:p>
      <table:table table:name="Catalog" table:style-name="Catalog">
        <table:table-column table:style-name="Catalog.A"/>
        <table:table-column table:style-name="Catalog.B"/>
        <table:table-column table:style-name="Catalog.C"/>
        <table:table-column table:style-name="Catalog.A"/>
        <table:table-header-rows>
          <table:table-row>
            <table:table-cell table:style-name="Catalog.A1" office:value-type="string">
              <text:p text:style-name="Table_20_Contents"/>
            </table:table-cell>
            <table:table-cell table:style-name="Catalog.A1" office:value-type="string">
              <text:p text:style-name="Table_20_Contents"/>
            </table:table-cell>
            <table:table-cell table:style-name="Catalog.A1" office:value-type="string">
              <text:p text:style-name="Table_20_Contents"/>
            </table:table-cell>
            <table:table-cell table:style-name="Catalog.D1" office:value-type="string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eX" style:family="paragraph" style:class="text">
      <style:paragraph-properties loext:contextual-spacing="false" fo:margin-left="1cm" fo:margin-right="0cm" fo:margin-top="0.106cm" fo:margin-bottom="0cm" style:contextual-spacing="false" fo:orphans="2" fo:widows="2" fo:text-indent="0cm" style:auto-text-indent="false">
        <style:tab-stops/>
      </style:paragraph-properties>
      <style:text-properties style:font-name="Arial" fo:font-family="Arial" style:font-style-name="Normal" style:font-family-generic="swiss" style:font-pitch="variable" fo:font-size="10pt"/>
    </style:style>
    <style:style style:name="Courant" style:family="paragraph" style:parent-style-name="TexteX">
      <style:paragraph-properties loext:contextual-spacing="false" fo:margin-top="0.106cm" fo:margin-bottom="0cm" style:contextual-spacing="false"/>
    </style:style>
    <style:style style:name="Préfecture" style:family="paragraph" style:parent-style-name="TexteX">
      <style:paragraph-properties loext:contextual-spacing="false" fo:margin-left="0cm" fo:margin-right="0cm" fo:margin-top="0.035cm" fo:margin-bottom="0cm" style:contextual-spacing="false" fo:text-align="center" style:justify-single-word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DDAF_5f_MAP" style:display-name="DDAF_MAP" style:family="paragraph" style:parent-style-name="TexteX">
      <style:paragraph-properties loext:contextual-spacing="false" fo:margin-left="0cm" fo:margin-right="0cm" fo:margin-top="0cm" fo:margin-bottom="0cm" style:contextual-spacing="false" fo:text-indent="0cm" style:auto-text-indent="false"/>
      <style:text-properties fo:font-size="9pt" fo:font-weight="bold"/>
    </style:style>
    <style:style style:name="Formule" style:family="paragraph" style:parent-style-name="TexteX">
      <style:paragraph-properties fo:text-align="center" style:justify-single-word="false"/>
    </style:style>
    <style:style style:name="TitreNum1" style:family="paragraph" style:next-style-name="Courant" style:list-style-name="TitreNum" style:class="text">
      <style:paragraph-properties loext:contextual-spacing="false" fo:margin-left="1cm" fo:margin-right="0cm" fo:margin-top="0.6cm" fo:margin-bottom="0cm" style:contextual-spacing="false" fo:orphans="2" fo:widows="2" fo:text-indent="0cm" style:auto-text-indent="false"/>
      <style:text-properties style:font-name="Arial1" fo:font-family="Arial" style:font-style-name="Gras" style:font-family-generic="swiss" style:font-pitch="variable" fo:font-size="12pt" fo:font-weight="bold"/>
    </style:style>
    <style:style style:name="TitreCellule" style:family="paragraph" style:parent-style-name="TexteX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TitreNum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suffix="." style:num-format="1" text:display-levels="3">
        <style:list-level-properties text:space-before="1cm" text:min-label-width="0.499cm"/>
      </text:list-level-style-number>
      <text:list-level-style-number text:level="4" style:num-suffix="." style:num-format="1" text:display-levels="4">
        <style:list-level-properties text:space-before="1.501cm" text:min-label-width="0.499cm"/>
      </text:list-level-style-number>
      <text:list-level-style-number text:level="5" style:num-suffix="." style:num-format="1" text:display-levels="5">
        <style:list-level-properties text:space-before="2cm" text:min-label-width="0.499cm"/>
      </text:list-level-style-number>
      <text:list-level-style-number text:level="6" style:num-suffix="." style:num-format="1" text:display-levels="6">
        <style:list-level-properties text:space-before="2.501cm" text:min-label-width="0.499cm"/>
      </text:list-level-style-number>
      <text:list-level-style-number text:level="7" style:num-suffix="." style:num-format="1" text:display-levels="7">
        <style:list-level-properties text:space-before="3.001cm" text:min-label-width="0.499cm"/>
      </text:list-level-style-number>
      <text:list-level-style-number text:level="8" style:num-suffix="." style:num-format="1" text:display-levels="8">
        <style:list-level-properties text:space-before="3.502cm" text:min-label-width="0.499cm"/>
      </text:list-level-style-number>
      <text:list-level-style-number text:level="9" style:num-suffix="." style:num-format="1" text:display-levels="9">
        <style:list-level-properties text:space-before="4.001cm" text:min-label-width="0.499cm"/>
      </text:list-level-style-number>
      <text:list-level-style-number text:level="10" style:num-suffix="." style:num-format="1" text:display-levels="10">
        <style:list-level-properties text:space-before="4.502cm" text:min-label-width="0.499cm"/>
      </text:list-level-style-number>
    </text:list-style>
    <text:list-style style:name="ArticleNum">
      <text:list-level-style-number text:level="1" style:num-prefix="TITRE" style:num-suffix="-" style:num-format="I">
        <style:list-level-properties text:min-label-width="0.499cm"/>
      </text:list-level-style-number>
      <text:list-level-style-number text:level="2" style:num-prefix="TITRE" style:num-suffix="-" style:num-format="I">
        <style:list-level-properties text:space-before="0.501cm" text:min-label-width="0.499cm"/>
      </text:list-level-style-number>
      <text:list-level-style-number text:level="3" style:num-prefix="TITRE" style:num-suffix="-" style:num-format="I">
        <style:list-level-properties text:space-before="1cm" text:min-label-width="0.499cm"/>
      </text:list-level-style-number>
      <text:list-level-style-number text:level="4" style:num-prefix="TITRE" style:num-suffix="-" style:num-format="I">
        <style:list-level-properties text:space-before="1.501cm" text:min-label-width="0.499cm"/>
      </text:list-level-style-number>
      <text:list-level-style-number text:level="5" style:num-prefix="TITRE" style:num-suffix="-" style:num-format="I">
        <style:list-level-properties text:space-before="2cm" text:min-label-width="0.499cm"/>
      </text:list-level-style-number>
      <text:list-level-style-number text:level="6" style:num-prefix="TITRE" style:num-suffix="-" style:num-format="I">
        <style:list-level-properties text:space-before="2.501cm" text:min-label-width="0.499cm"/>
      </text:list-level-style-number>
      <text:list-level-style-number text:level="7" style:num-prefix="TITRE" style:num-suffix="-" style:num-format="I">
        <style:list-level-properties text:space-before="3.001cm" text:min-label-width="0.499cm"/>
      </text:list-level-style-number>
      <text:list-level-style-number text:level="8" style:num-prefix="TITRE" style:num-suffix="-" style:num-format="I">
        <style:list-level-properties text:space-before="3.502cm" text:min-label-width="0.499cm"/>
      </text:list-level-style-number>
      <text:list-level-style-number text:level="9" style:num-prefix="TITRE" style:num-suffix="-" style:num-format="I">
        <style:list-level-properties text:space-before="4.001cm" text:min-label-width="0.499cm"/>
      </text:list-level-style-number>
      <text:list-level-style-number text:level="10" style:num-prefix="TITRE" style:num-suffix="-" style:num-format="I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Magali Doyen</meta:initial-creator>
    <meta:creation-date>2006-04-26T09:42:50</meta:creation-date>
    <dc:creator>frederic </dc:creator>
    <dc:date>2015-04-10T15:33:22.070008597</dc:date>
    <dc:language>fr-FR</dc:language>
    <meta:editing-cycles>138</meta:editing-cycles>
    <meta:editing-duration>PT23H18M55S</meta:editing-duration>
    <meta:document-statistic meta:table-count="2" meta:image-count="0" meta:object-count="0" meta:page-count="1" meta:paragraph-count="5" meta:word-count="8" meta:character-count="54" meta:non-whitespace-character-count="50"/>
    <meta:user-defined meta:name="Info 1"/>
    <meta:user-defined meta:name="Info 2"/>
    <meta:user-defined meta:name="Info 3"/>
    <meta:user-defined meta:name="Info 4"/>
  </office:meta>
</office:document-meta>
</file>

<file path=Basic/Standard/Orion.xml><?xml version="1.0" encoding="utf-8"?>
<!DOCTYPE module  PUBLIC '-//OpenOffice.org//DTD OfficeDocument 1.0//EN'  'module.dtd'>
<script:module xmlns:script="http://openoffice.org/2000/script" script:name="Orion" script:language="StarBasic">REM  *****  BASIC  *****

Sub TestCatalog()

	iAns = MsgBox("Voulez vous générez un catalogue", 1, "Macro TestCalog")
	If iAns = 2 then Exit Sub 'User clicked Cancel. 

	catalogName = InputBox("Nom du tableau :","Orion : Macro TestCalog" )
	If catalogName = 2 then Exit Sub 'User clicked Cancel. 
 
	If catalogName = "" then 
		MsgBox("Nom de tableau non valide", "Orion : Macro TestCalog")
		Exit Sub 'User clicked Cancel.
	end if
	lines = InputBox("Nombre de lignes à insérerer :",  "Orion : Macro TestCalog" ) 
	MakeCatalog(catalogName , lines)
	
End Sub

Sub MakeCatalog(catalogName as String, lines as String)
	Dim catalogLines as Integer
	catalogLines = lines
	' boucle sur le tableau pour faire un catalogue
	if catalogLines &gt; 0  Then
		oDoc = ThisComponent 
		octl = oDoc.getCurrentController()
		dispatcher = createUnoService("com.sun.star.frame.DispatchHelper") 
		if (oDoc.getTextTables().hasByName(catalogName) = false ) then 
			MsgBox("la table " +catalogName + " n'existe pas")
			Exit Sub
		end if 

		table = oDoc.getTextTables().getByName(catalogName)
		
		xCols = table.getColumns()
		xRows = table.getRows()
		
		'Copie la 1ère ligne
		if xCols.getCount() = 1 Then 
			cell = table.getCellByPosition(0,0)
			cursor = cell.getText().createtextcursor() 
			cursor.gotoStart(true)
			cursor.gotoEnd(true)
			octl.Select(cursor)
		else 
			cellRange = table.getCellRangeByPosition(0,0,xCols.getCount()-1,0)
			octl.Select(cellRange)
		end if 
		
		dispatcher.executeDispatch(octl, ".uno:Copy", "", 0, array()) 
		for l = 1 to catalogLines -1
			' insére une ligne
			xrows.insertByIndex(xRows.getCount(), 1)	
			oCursor2 = table.getCellByPosition( i, xRows.getCount()-1)
			octl.Select(oCursor2)
		    dispatcher.executeDispatch(octl, ".uno:Paste", "", 0, Array()) 	
		next l
		

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r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